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2H25M42.000S" table:style-name="ce9">
            <text:p>12:25:42</text:p>
          </table:table-cell>
          <table:table-cell office:value-type="string" table:style-name="ce12">
            <text:p>Last</text:p>
          </table:table-cell>
          <table:table-cell office:value-type="time" office:time-value="PT12H28M12.000S" table:style-name="ce9">
            <text:p>12:28:1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62.96666666666667" table:style-name="ce13">
            <text:p>163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4.383333333333335" table:style-name="ce14">
            <text:p>14.4</text:p>
          </table:table-cell>
          <table:table-cell office:value-type="float" office:value="2.7666666666666662" table:style-name="ce14">
            <text:p>2.8</text:p>
          </table:table-cell>
          <table:table-cell office:value-type="float" office:value="6.6166666666666671" table:style-name="ce14">
            <text:p>6.6</text:p>
          </table:table-cell>
          <table:table-cell office:value-type="float" office:value="76.233333333333348" table:style-name="ce14">
            <text:p>76.2</text:p>
          </table:table-cell>
          <table:table-cell office:value-type="float" office:value="17.150000000000002" table:style-name="ce14">
            <text:p>17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62" table:style-name="ce13">
            <text:p>36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45.6" table:style-name="ce14">
            <text:p>45.6</text:p>
          </table:table-cell>
          <table:table-cell office:value-type="float" office:value="6" table:style-name="ce14">
            <text:p>6.0</text:p>
          </table:table-cell>
          <table:table-cell office:value-type="float" office:value="16.7" table:style-name="ce14">
            <text:p>16.7</text:p>
          </table:table-cell>
          <table:table-cell office:value-type="float" office:value="99.6" table:style-name="ce14">
            <text:p>99.6</text:p>
          </table:table-cell>
          <table:table-cell office:value-type="float" office:value="51.6" table:style-name="ce14">
            <text:p>5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116H27M12.000S" table:style-name="ce9">
            <text:p>12:27:1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3.1703360370799536" table:style-name="ce14">
            <text:p>3.2</text:p>
          </table:table-cell>
          <table:table-cell office:value-type="float" office:value="2.168674698795181" table:style-name="ce14">
            <text:p>2.2</text:p>
          </table:table-cell>
          <table:table-cell office:value-type="float" office:value="2.5239294710327451" table:style-name="ce14">
            <text:p>2.5</text:p>
          </table:table-cell>
          <table:table-cell office:value-type="float" office:value="1.3065150852645384" table:style-name="ce14">
            <text:p>1.3</text:p>
          </table:table-cell>
          <table:table-cell office:value-type="float" office:value="3.008746355685131" table:style-name="ce14">
            <text:p>3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96.804000000000002" table:style-name="ce13">
            <text:p>9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442.03199999999993" table:style-name="ce13">
            <text:p>44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21899771962210884" table:style-name="ce14">
            <text:p>0.2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13T00:00:00" table:style-name="ce5">
            <text:p>13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25.410S" table:style-name="ce6">
            <text:p>00:12: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8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135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33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1"/>45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8"/>4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208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737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181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622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5"/>271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3"/>51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196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16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59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98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18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18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14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5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23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84734 0 12009 3654676 16359 1 525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8902 0 2990 914874 1909 1 365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2904 0 2593 915051 2941 0 41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2194 0 2986 914790 2885 0 4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0732 0 3439 909959 8622 0 77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970222 49 7 0 0 0 0 2 0 1 0 0 0 124 0 62491 70 0 0 0 0 0 0 0 22 0 0 0 0 0 0 0 0 34751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255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642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300138 0 487142 81477 165246 62533 0 3 124131 560 379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2414761 <text:s/>219729 <text:s text:c="3"/>0 <text:s text:c="2"/>16 <text:s text:c="3"/>0 <text:s text:c="4"/>0 <text:s text:c="9"/>0 <text:s text:c="8"/>0 282499203 <text:s/>21613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415 22227 838214 215876 50076 250575 2408464 1679840 0 229616 1903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74 21451 830090 214092 49720 238881 2312056 1661156 0 227832 1882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96 0 0 0 0 0 196 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186 766 7616 1264 353 11694 96408 18684 0 8380 19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26 145023 40 53 6 59 137 153 20 0 1 0 4 2928640 264 4294967295 4120576 4220412 3214077920 3214072892 10208278 0 0 4096 536946211 3223525726 0 0 0 1 0 0 102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264 259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19729 errors:0 dropped:1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1613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414761 (22.4 MB) <text:s/>TX bytes:282499203 (282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48 (448.0 B) <text:s/>TX bytes:448 (448.0 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46 <text:s text:c="5"/>4734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1.5" table:style-name="ce1">
            <text:p>1.5</text:p>
          </table:table-cell>
          <table:table-cell office:value-type="float" office:value="96.7" table:style-name="ce1">
            <text:p>96.7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2.6" table:style-name="ce1">
            <text:p>2.6</text:p>
          </table:table-cell>
          <table:table-cell office:value-type="float" office:value="0.8" table:style-name="ce1">
            <text:p>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4.4" table:style-name="ce1">
            <text:p>94.4</text:p>
          </table:table-cell>
          <table:table-cell office:value-type="float" office:value="3.4000000000000004" table:style-name="ce1">
            <text:p>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45.6" table:style-name="ce1">
            <text:p>45.6</text:p>
          </table:table-cell>
          <table:table-cell office:value-type="float" office:value="6" table:style-name="ce1">
            <text:p>6</text:p>
          </table:table-cell>
          <table:table-cell office:value-type="float" office:value="9.6" table:style-name="ce1">
            <text:p>9.6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51.6" table:style-name="ce1">
            <text:p>51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2.5" table:style-name="ce1">
            <text:p>12.5</text:p>
          </table:table-cell>
          <table:table-cell office:value-type="float" office:value="4.5" table:style-name="ce1">
            <text:p>4.5</text:p>
          </table:table-cell>
          <table:table-cell office:value-type="float" office:value="16.7" table:style-name="ce1">
            <text:p>16.7</text:p>
          </table:table-cell>
          <table:table-cell office:value-type="float" office:value="66.3" table:style-name="ce1">
            <text:p>66.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4.3" table:style-name="ce1">
            <text:p>24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61.6" table:style-name="ce1">
            <text:p>61.6</text:p>
          </table:table-cell>
          <table:table-cell office:value-type="float" office:value="28.700000000000003" table:style-name="ce1">
            <text:p>2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4.383333333333335" table:style-name="ce1">
            <text:p>14.38333333</text:p>
          </table:table-cell>
          <table:table-cell office:value-type="float" office:value="2.7666666666666662" table:style-name="ce1">
            <text:p>2.766666667</text:p>
          </table:table-cell>
          <table:table-cell office:value-type="float" office:value="6.6166666666666671" table:style-name="ce1">
            <text:p>6.616666667</text:p>
          </table:table-cell>
          <table:table-cell office:value-type="float" office:value="76.233333333333348" table:style-name="ce1">
            <text:p>76.23333333</text:p>
          </table:table-cell>
          <table:table-cell office:value-type="float" office:value="17.150000000000002" table:style-name="ce1">
            <text:p>17.15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13.266666666666667" table:style-name="ce11">
            <text:p>13.3</text:p>
          </table:table-cell>
          <table:table-cell office:value-type="float" office:value="2.35" table:style-name="ce11">
            <text:p>2.4</text:p>
          </table:table-cell>
          <table:table-cell office:value-type="float" office:value="1.5166666666666666" table:style-name="ce11">
            <text:p>1.5</text:p>
          </table:table-cell>
          <table:table-cell office:value-type="float" office:value="82.866666666666674" table:style-name="ce11">
            <text:p>8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16.283333333333335" table:style-name="ce11">
            <text:p>16.3</text:p>
          </table:table-cell>
          <table:table-cell office:value-type="float" office:value="2.3666666666666667" table:style-name="ce11">
            <text:p>2.4</text:p>
          </table:table-cell>
          <table:table-cell office:value-type="float" office:value="1.5666666666666667" table:style-name="ce11">
            <text:p>1.6</text:p>
          </table:table-cell>
          <table:table-cell office:value-type="float" office:value="79.75" table:style-name="ce11">
            <text:p>79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14.633333333333333" table:style-name="ce11">
            <text:p>14.6</text:p>
          </table:table-cell>
          <table:table-cell office:value-type="float" office:value="2.3833333333333333" table:style-name="ce11">
            <text:p>2.4</text:p>
          </table:table-cell>
          <table:table-cell office:value-type="float" office:value="1.75" table:style-name="ce11">
            <text:p>1.8</text:p>
          </table:table-cell>
          <table:table-cell office:value-type="float" office:value="81.216666666666669" table:style-name="ce11">
            <text:p>8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13.833333333333334" table:style-name="ce11">
            <text:p>13.8</text:p>
          </table:table-cell>
          <table:table-cell office:value-type="float" office:value="3.6833333333333331" table:style-name="ce11">
            <text:p>3.7</text:p>
          </table:table-cell>
          <table:table-cell office:value-type="float" office:value="20.55" table:style-name="ce11">
            <text:p>20.6</text:p>
          </table:table-cell>
          <table:table-cell office:value-type="float" office:value="61.916666666666664" table:style-name="ce11">
            <text:p>61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3116" table:style-name="ce1">
            <text:p>3116</text:p>
          </table:table-cell>
          <table:table-cell office:value-type="float" office:value="0" table:style-name="ce1">
            <text:p>0</text:p>
          </table:table-cell>
          <table:table-cell office:value-type="float" office:value="54.6" table:style-name="ce1">
            <text:p>54.6</text:p>
          </table:table-cell>
          <table:table-cell table:number-columns-repeated="16380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0" table:style-name="ce1">
            <text:p>0</text:p>
          </table:table-cell>
          <table:table-cell office:value-type="float" office:value="554.4" table:style-name="ce1">
            <text:p>554.4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6.4" table:style-name="ce1">
            <text:p>6.4</text:p>
          </table:table-cell>
          <table:table-cell office:value-type="float" office:value="3064.1" table:style-name="ce1">
            <text:p>3064.1</text:p>
          </table:table-cell>
          <table:table-cell office:value-type="float" office:value="258.2" table:style-name="ce1">
            <text:p>258.2</text:p>
          </table:table-cell>
          <table:table-cell table:number-columns-repeated="16380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76.8" table:style-name="ce1">
            <text:p>76.8</text:p>
          </table:table-cell>
          <table:table-cell office:value-type="float" office:value="8793.4999999999982" table:style-name="ce1">
            <text:p>8793.5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6.6" table:style-name="ce1">
            <text:p>26.6</text:p>
          </table:table-cell>
          <table:table-cell office:value-type="float" office:value="2297" table:style-name="ce1">
            <text:p>2297</text:p>
          </table:table-cell>
          <table:table-cell office:value-type="float" office:value="237.2" table:style-name="ce1">
            <text:p>237.2</text:p>
          </table:table-cell>
          <table:table-cell table:number-columns-repeated="16380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1" table:style-name="ce1">
            <text:p>1</text:p>
          </table:table-cell>
          <table:table-cell office:value-type="float" office:value="25.4" table:style-name="ce1">
            <text:p>25.4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7.80000000000007" table:formula="msoxl:=AVERAGE(B2:B7)" table:style-name="ce8">
            <text:p>537.8</text:p>
          </table:table-cell>
          <table:table-cell office:value-type="float" office:value="2455.7333333333331" table:formula="msoxl:=AVERAGE(C2:C7)" table:style-name="ce8">
            <text:p>2455.7</text:p>
          </table:table-cell>
          <table:table-cell office:value-type="float" office:value="162.96666666666667" table:formula="msoxl:=AVERAGE(D2:D7)" table:style-name="ce8">
            <text:p>163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473.2647576546424" table:formula="msoxl:=IF(B9=0,0,MAX(SUMPRODUCT(B2:B7,B2:B7)/SUM(B2:B7)-B9,0))" table:style-name="ce8">
            <text:p>2473.3</text:p>
          </table:table-cell>
          <table:table-cell office:value-type="float" office:value="3808.4216088427979" table:formula="msoxl:=IF(C9=0,0,MAX(SUMPRODUCT(C2:C7,C2:C7)/SUM(C2:C7)-C9,0))" table:style-name="ce8">
            <text:p>3808.4</text:p>
          </table:table-cell>
          <table:table-cell office:value-type="float" office:value="103.8906456671439" table:formula="msoxl:=IF(D9=0,0,MAX(SUMPRODUCT(D2:D7,D2:D7)/SUM(D2:D7)-D9,0))" table:style-name="ce8">
            <text:p>103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4.93524234535744" table:formula="msoxl:=ABS(MAX(B2:B7)-B9-B10)" table:style-name="ce8">
            <text:p>104.9</text:p>
          </table:table-cell>
          <table:table-cell office:value-type="float" office:value="2529.3450578238667" table:formula="msoxl:=ABS(MAX(C2:C7)-C9-C10)" table:style-name="ce8">
            <text:p>2529.3</text:p>
          </table:table-cell>
          <table:table-cell office:value-type="float" office:value="95.142687666189431" table:formula="msoxl:=ABS(MAX(D2:D7)-D9-D10)" table:style-name="ce8">
            <text:p>95.1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4" table:style-name="ce1">
            <text:p>114</text:p>
          </table:table-cell>
          <table:table-cell table:number-columns-repeated="1612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600000000000001" table:style-name="ce1">
            <text:p>17.6</text:p>
          </table:table-cell>
          <table:table-cell table:number-columns-repeated="1612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134.4" table:style-name="ce1">
            <text:p>134.4</text:p>
          </table:table-cell>
          <table:table-cell office:value-type="float" office:value="10.4" table:style-name="ce1">
            <text:p>10.4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6.70000000000002" table:style-name="ce1">
            <text:p>156.7</text:p>
          </table:table-cell>
          <table:table-cell table:number-columns-repeated="1612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08.4" table:style-name="ce1">
            <text:p>108.4</text:p>
          </table:table-cell>
          <table:table-cell office:value-type="float" office:value="23.8" table:style-name="ce1">
            <text:p>23.8</text:p>
          </table:table-cell>
          <table:table-cell office:value-type="float" office:value="24.5" table:style-name="ce1">
            <text:p>24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6.70000000000002" table:style-name="ce1">
            <text:p>156.7</text:p>
          </table:table-cell>
          <table:table-cell table:number-columns-repeated="1612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96.6" table:style-name="ce1">
            <text:p>96.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5.69999999999999" table:style-name="ce1">
            <text:p>115.7</text:p>
          </table:table-cell>
          <table:table-cell table:number-columns-repeated="1612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8" table:style-name="ce1">
            <text:p>1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566666666666663" table:formula="msoxl:=AVERAGE(B2:B7)" table:style-name="ce8">
            <text:p>56.6</text:p>
          </table:table-cell>
          <table:table-cell office:value-type="float" office:value="19.783333333333335" table:formula="msoxl:=AVERAGE(C2:C7)" table:style-name="ce8">
            <text:p>19.8</text:p>
          </table:table-cell>
          <table:table-cell office:value-type="float" office:value="20.233333333333334" table:formula="msoxl:=AVERAGE(D2:D7)" table:style-name="ce8">
            <text:p>20.2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8.770634452956216" table:formula="msoxl:=IF(B9=0,0,MAX(SUMPRODUCT(B2:B7,B2:B7)/SUM(B2:B7)-B9,0))" table:style-name="ce8">
            <text:p>58.8</text:p>
          </table:table-cell>
          <table:table-cell office:value-type="float" office:value="15.396868857062618" table:formula="msoxl:=IF(C9=0,0,MAX(SUMPRODUCT(C2:C7,C2:C7)/SUM(C2:C7)-C9,0))" table:style-name="ce8">
            <text:p>15.4</text:p>
          </table:table-cell>
          <table:table-cell office:value-type="float" office:value="14.797144426139482" table:formula="msoxl:=IF(D9=0,0,MAX(SUMPRODUCT(D2:D7,D2:D7)/SUM(D2:D7)-D9,0))" table:style-name="ce8">
            <text:p>14.8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.062698880377127" table:formula="msoxl:=ABS(MAX(B2:B7)-B9-B10)" table:style-name="ce8">
            <text:p>19.1</text:p>
          </table:table-cell>
          <table:table-cell office:value-type="float" office:value="21.819797809604051" table:formula="msoxl:=ABS(MAX(C2:C7)-C9-C10)" table:style-name="ce8">
            <text:p>21.8</text:p>
          </table:table-cell>
          <table:table-cell office:value-type="float" office:value="21.969522240527183" table:formula="msoxl:=ABS(MAX(D2:D7)-D9-D10)" table:style-name="ce8">
            <text:p>22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5.33730111962288" table:formula="msoxl:=B9+ B10" table:style-name="ce8">
            <text:p>115.3</text:p>
          </table:table-cell>
          <table:table-cell office:value-type="float" office:value="35.180202190395953" table:formula="msoxl:=C9+ C10" table:style-name="ce8">
            <text:p>35.2</text:p>
          </table:table-cell>
          <table:table-cell office:value-type="float" office:value="35.030477759472817" table:formula="msoxl:=D9+ D10" table:style-name="ce8">
            <text:p>35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10.3" table:style-name="ce1">
            <text:p>10.3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6" table:style-name="ce1">
            <text:p>20.6</text:p>
          </table:table-cell>
          <table:table-cell table:number-columns-repeated="1612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48.3" table:style-name="ce1">
            <text:p>48.3</text:p>
          </table:table-cell>
          <table:table-cell office:value-type="float" office:value="47.8" table:style-name="ce1">
            <text:p>47.8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5" table:style-name="ce1">
            <text:p>97.5</text:p>
          </table:table-cell>
          <table:table-cell table:number-columns-repeated="1612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70" table:style-name="ce1">
            <text:p>7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0.19999999999999" table:style-name="ce1">
            <text:p>140.2</text:p>
          </table:table-cell>
          <table:table-cell table:number-columns-repeated="1612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44.6" table:style-name="ce1">
            <text:p>44.6</text:p>
          </table:table-cell>
          <table:table-cell office:value-type="float" office:value="44.6" table:style-name="ce1">
            <text:p>44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.5" table:style-name="ce1">
            <text:p>89.5</text:p>
          </table:table-cell>
          <table:table-cell table:number-columns-repeated="1612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0.066666666666663" table:formula="msoxl:=AVERAGE(B2:B7)" table:style-name="ce8">
            <text:p>30.1</text:p>
          </table:table-cell>
          <table:table-cell office:value-type="float" office:value="29.916666666666661" table:formula="msoxl:=AVERAGE(C2:C7)" table:style-name="ce8">
            <text:p>29.9</text:p>
          </table:table-cell>
          <table:table-cell office:value-type="float" office:value="0.3833333333333333" table:formula="msoxl:=AVERAGE(D2:D7)" table:style-name="ce8">
            <text:p>0.4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.913266814486342" table:formula="msoxl:=IF(B9=0,0,MAX(SUMPRODUCT(B2:B7,B2:B7)/SUM(B2:B7)-B9,0))" table:style-name="ce8">
            <text:p>21.9</text:p>
          </table:table-cell>
          <table:table-cell office:value-type="float" office:value="21.745116063138358" table:formula="msoxl:=IF(C9=0,0,MAX(SUMPRODUCT(C2:C7,C2:C7)/SUM(C2:C7)-C9,0))" table:style-name="ce8">
            <text:p>21.7</text:p>
          </table:table-cell>
          <table:table-cell office:value-type="float" office:value="0.66449275362318838" table:formula="msoxl:=IF(D9=0,0,MAX(SUMPRODUCT(D2:D7,D2:D7)/SUM(D2:D7)-D9,0))" table:style-name="ce8">
            <text:p>0.7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.020066518846996" table:formula="msoxl:=ABS(MAX(B2:B7)-B9-B10)" table:style-name="ce8">
            <text:p>18.0</text:p>
          </table:table-cell>
          <table:table-cell office:value-type="float" office:value="17.938217270194979" table:formula="msoxl:=ABS(MAX(C2:C7)-C9-C10)" table:style-name="ce8">
            <text:p>17.9</text:p>
          </table:table-cell>
          <table:table-cell office:value-type="float" office:value="0.35217391304347823" table:formula="msoxl:=ABS(MAX(D2:D7)-D9-D10)" table:style-name="ce8">
            <text:p>0.4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1.979933481153004" table:formula="msoxl:=B9+ B10" table:style-name="ce8">
            <text:p>52.0</text:p>
          </table:table-cell>
          <table:table-cell office:value-type="float" office:value="51.661782729805019" table:formula="msoxl:=C9+ C10" table:style-name="ce8">
            <text:p>51.7</text:p>
          </table:table-cell>
          <table:table-cell office:value-type="float" office:value="1.0478260869565217" table:formula="msoxl:=D9+ D10" table:style-name="ce8">
            <text:p>1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1558" table:style-name="ce1">
            <text:p>1558</text:p>
          </table:table-cell>
          <table:table-cell office:value-type="float" office:value="1558" table:style-name="ce1">
            <text:p>1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16" table:style-name="ce1">
            <text:p>3116</text:p>
          </table:table-cell>
          <table:table-cell table:number-columns-repeated="1612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38.4" table:style-name="ce1">
            <text:p>38.4</text:p>
          </table:table-cell>
          <table:table-cell office:value-type="float" office:value="38.4" table:style-name="ce1">
            <text:p>3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.8" table:style-name="ce1">
            <text:p>76.8</text:p>
          </table:table-cell>
          <table:table-cell table:number-columns-repeated="1612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13.3" table:style-name="ce1">
            <text:p>13.3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.6" table:style-name="ce1">
            <text:p>26.6</text:p>
          </table:table-cell>
          <table:table-cell table:number-columns-repeated="1612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68.36666666666667" table:formula="msoxl:=AVERAGE(B2:B7)" table:style-name="ce8">
            <text:p>268.4</text:p>
          </table:table-cell>
          <table:table-cell office:value-type="float" office:value="268.90000000000003" table:formula="msoxl:=AVERAGE(C2:C7)" table:style-name="ce8">
            <text:p>268.9</text:p>
          </table:table-cell>
          <table:table-cell office:value-type="float" office:value="0.53333333333333333" table:formula="msoxl:=AVERAGE(D2:D7)" table:style-name="ce8">
            <text:p>0.5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40.1513435184038" table:formula="msoxl:=IF(B9=0,0,MAX(SUMPRODUCT(B2:B7,B2:B7)/SUM(B2:B7)-B9,0))" table:style-name="ce8">
            <text:p>1240.2</text:p>
          </table:table-cell>
          <table:table-cell office:value-type="float" office:value="1236.6323788273212" table:formula="msoxl:=IF(C9=0,0,MAX(SUMPRODUCT(C2:C7,C2:C7)/SUM(C2:C7)-C9,0))" table:style-name="ce8">
            <text:p>1236.6</text:p>
          </table:table-cell>
          <table:table-cell office:value-type="float" office:value="2.6666666666666674" table:formula="msoxl:=IF(D9=0,0,MAX(SUMPRODUCT(D2:D7,D2:D7)/SUM(D2:D7)-D9,0))" table:style-name="ce8">
            <text:p>2.7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9.48198981492942" table:formula="msoxl:=ABS(MAX(B2:B7)-B9-B10)" table:style-name="ce8">
            <text:p>49.5</text:p>
          </table:table-cell>
          <table:table-cell office:value-type="float" office:value="52.467621172678719" table:formula="msoxl:=ABS(MAX(C2:C7)-C9-C10)" table:style-name="ce8">
            <text:p>52.5</text:p>
          </table:table-cell>
          <table:table-cell office:value-type="float" office:value="4.4408920985006262E-16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08.5180101850706" table:formula="msoxl:=B9+ B10" table:style-name="ce8">
            <text:p>1508.5</text:p>
          </table:table-cell>
          <table:table-cell office:value-type="float" office:value="1505.5323788273213" table:formula="msoxl:=C9+ C10" table:style-name="ce8">
            <text:p>1505.5</text:p>
          </table:table-cell>
          <table:table-cell office:value-type="float" office:value="3.2000000000000006" table:formula="msoxl:=D9+ D10" table:style-name="ce8">
            <text:p>3.2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277.2" table:style-name="ce1">
            <text:p>277.2</text:p>
          </table:table-cell>
          <table:table-cell office:value-type="float" office:value="277.2" table:style-name="ce1">
            <text:p>27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4.4" table:style-name="ce1">
            <text:p>554.4</text:p>
          </table:table-cell>
          <table:table-cell table:number-columns-repeated="1612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1532" table:style-name="ce1">
            <text:p>1532</text:p>
          </table:table-cell>
          <table:table-cell office:value-type="float" office:value="1333.7" table:style-name="ce1">
            <text:p>1333.7</text:p>
          </table:table-cell>
          <table:table-cell office:value-type="float" office:value="198.4" table:style-name="ce1">
            <text:p>198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64.1" table:style-name="ce1">
            <text:p>3064.1</text:p>
          </table:table-cell>
          <table:table-cell table:number-columns-repeated="1612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4396.7" table:style-name="ce1">
            <text:p>4396.7</text:p>
          </table:table-cell>
          <table:table-cell office:value-type="float" office:value="4226.8999999999996" table:style-name="ce1">
            <text:p>4226.9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793.4999999999982" table:style-name="ce1">
            <text:p>8793.5</text:p>
          </table:table-cell>
          <table:table-cell table:number-columns-repeated="1612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1148.5" table:style-name="ce1">
            <text:p>1148.5</text:p>
          </table:table-cell>
          <table:table-cell office:value-type="float" office:value="1080.9000000000001" table:style-name="ce1">
            <text:p>1080.9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7" table:style-name="ce1">
            <text:p>2297</text:p>
          </table:table-cell>
          <table:table-cell table:number-columns-repeated="1612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12.7" table:style-name="ce1">
            <text:p>12.7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.4" table:style-name="ce1">
            <text:p>2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27.8499999999999" table:formula="msoxl:=AVERAGE(B2:B7)" table:style-name="ce8">
            <text:p>1227.9</text:p>
          </table:table-cell>
          <table:table-cell office:value-type="float" office:value="1155.2333333333331" table:formula="msoxl:=AVERAGE(C2:C7)" table:style-name="ce8">
            <text:p>1155.2</text:p>
          </table:table-cell>
          <table:table-cell office:value-type="float" office:value="72.649999999999991" table:formula="msoxl:=AVERAGE(D2:D7)" table:style-name="ce8">
            <text:p>72.7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904.1895094406209" table:formula="msoxl:=IF(B9=0,0,MAX(SUMPRODUCT(B2:B7,B2:B7)/SUM(B2:B7)-B9,0))" table:style-name="ce8">
            <text:p>1904.2</text:p>
          </table:table-cell>
          <table:table-cell office:value-type="float" office:value="1858.7011156957228" table:formula="msoxl:=IF(C9=0,0,MAX(SUMPRODUCT(C2:C7,C2:C7)/SUM(C2:C7)-C9,0))" table:style-name="ce8">
            <text:p>1858.7</text:p>
          </table:table-cell>
          <table:table-cell office:value-type="float" office:value="94.356951135581582" table:formula="msoxl:=IF(D9=0,0,MAX(SUMPRODUCT(D2:D7,D2:D7)/SUM(D2:D7)-D9,0))" table:style-name="ce8">
            <text:p>94.4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64.660490559379" table:formula="msoxl:=ABS(MAX(B2:B7)-B9-B10)" table:style-name="ce8">
            <text:p>1264.7</text:p>
          </table:table-cell>
          <table:table-cell office:value-type="float" office:value="1212.9655509709437" table:formula="msoxl:=ABS(MAX(C2:C7)-C9-C10)" table:style-name="ce8">
            <text:p>1213.0</text:p>
          </table:table-cell>
          <table:table-cell office:value-type="float" office:value="31.393048864418432" table:formula="msoxl:=ABS(MAX(D2:D7)-D9-D10)" table:style-name="ce8">
            <text:p>31.4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132.0395094406208" table:formula="msoxl:=B9+ B10" table:style-name="ce8">
            <text:p>3132.0</text:p>
          </table:table-cell>
          <table:table-cell office:value-type="float" office:value="3013.9344490290559" table:formula="msoxl:=C9+ C10" table:style-name="ce8">
            <text:p>3013.9</text:p>
          </table:table-cell>
          <table:table-cell office:value-type="float" office:value="167.00695113558157" table:formula="msoxl:=D9+ D10" table:style-name="ce8">
            <text:p>167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27.3" table:style-name="ce1">
            <text:p>27.3</text:p>
          </table:table-cell>
          <table:table-cell office:value-type="float" office:value="27.3" table:style-name="ce1">
            <text:p>2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.6" table:style-name="ce1">
            <text:p>54.6</text:p>
          </table:table-cell>
          <table:table-cell table:number-columns-repeated="1612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" table:style-name="ce1">
            <text:p>63</text:p>
          </table:table-cell>
          <table:table-cell table:number-columns-repeated="1612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129.1" table:style-name="ce1">
            <text:p>129.1</text:p>
          </table:table-cell>
          <table:table-cell office:value-type="float" office:value="127.6" table:style-name="ce1">
            <text:p>127.6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8.2" table:style-name="ce1">
            <text:p>258.2</text:p>
          </table:table-cell>
          <table:table-cell table:number-columns-repeated="1612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81" table:style-name="ce1">
            <text:p>181</text:p>
          </table:table-cell>
          <table:table-cell office:value-type="float" office:value="179.4" table:style-name="ce1">
            <text:p>179.4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2" table:style-name="ce1">
            <text:p>362</text:p>
          </table:table-cell>
          <table:table-cell table:number-columns-repeated="1612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118.6" table:style-name="ce1">
            <text:p>118.6</text:p>
          </table:table-cell>
          <table:table-cell office:value-type="float" office:value="117.9" table:style-name="ce1">
            <text:p>117.9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7.2" table:style-name="ce1">
            <text:p>237.2</text:p>
          </table:table-cell>
          <table:table-cell table:number-columns-repeated="1612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1.483333333333334" table:formula="msoxl:=AVERAGE(B2:B7)" table:style-name="ce8">
            <text:p>81.5</text:p>
          </table:table-cell>
          <table:table-cell office:value-type="float" office:value="80.84999999999998" table:formula="msoxl:=AVERAGE(C2:C7)" table:style-name="ce8">
            <text:p>80.9</text:p>
          </table:table-cell>
          <table:table-cell office:value-type="float" office:value="0.6333333333333333" table:formula="msoxl:=AVERAGE(D2:D7)" table:style-name="ce8">
            <text:p>0.6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1.94532283357195" table:formula="msoxl:=IF(B9=0,0,MAX(SUMPRODUCT(B2:B7,B2:B7)/SUM(B2:B7)-B9,0))" table:style-name="ce8">
            <text:p>51.9</text:p>
          </table:table-cell>
          <table:table-cell office:value-type="float" office:value="51.300133992991206" table:formula="msoxl:=IF(C9=0,0,MAX(SUMPRODUCT(C2:C7,C2:C7)/SUM(C2:C7)-C9,0))" table:style-name="ce8">
            <text:p>51.3</text:p>
          </table:table-cell>
          <table:table-cell office:value-type="float" office:value="0.76140350877193019" table:formula="msoxl:=IF(D9=0,0,MAX(SUMPRODUCT(D2:D7,D2:D7)/SUM(D2:D7)-D9,0))" table:style-name="ce8">
            <text:p>0.8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.571343833094716" table:formula="msoxl:=ABS(MAX(B2:B7)-B9-B10)" table:style-name="ce8">
            <text:p>47.6</text:p>
          </table:table-cell>
          <table:table-cell office:value-type="float" office:value="47.249866007008819" table:formula="msoxl:=ABS(MAX(C2:C7)-C9-C10)" table:style-name="ce8">
            <text:p>47.2</text:p>
          </table:table-cell>
          <table:table-cell office:value-type="float" office:value="0.20526315789473659" table:formula="msoxl:=ABS(MAX(D2:D7)-D9-D10)" table:style-name="ce8">
            <text:p>0.2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3.42865616690528" table:formula="msoxl:=B9+ B10" table:style-name="ce8">
            <text:p>133.4</text:p>
          </table:table-cell>
          <table:table-cell office:value-type="float" office:value="132.15013399299119" table:formula="msoxl:=C9+ C10" table:style-name="ce8">
            <text:p>132.2</text:p>
          </table:table-cell>
          <table:table-cell office:value-type="float" office:value="1.3947368421052635" table:formula="msoxl:=D9+ D10" table:style-name="ce8">
            <text:p>1.4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34.4" table:style-name="ce1">
            <text:p>3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599999999999994" table:formula="msoxl:=AVERAGE(B2:B7)" table:style-name="ce8">
            <text:p>33.6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4325396825448706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9156746031745939" table:formula="msoxl:=ABS(MAX(B2:B7)-B9-B10)" table:style-name="ce8">
            <text:p>0.8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13.4" table:style-name="ce1">
            <text:p>113.4</text:p>
          </table:table-cell>
          <table:table-cell office:value-type="float" office:value="351.5" table:style-name="ce1">
            <text:p>351.5</text:p>
          </table:table-cell>
          <table:table-cell office:value-type="float" office:value="0" table:style-name="ce1">
            <text:p>0</text:p>
          </table:table-cell>
          <table:table-cell office:value-type="float" office:value="45.2" table:style-name="ce1">
            <text:p>45.2</text:p>
          </table:table-cell>
          <table:table-cell office:value-type="float" office:value="1180.5" table:style-name="ce1">
            <text:p>1180.5</text:p>
          </table:table-cell>
          <table:table-cell office:value-type="float" office:value="-1" table:style-name="ce1">
            <text:p>-1</text:p>
          </table:table-cell>
          <table:table-cell office:value-type="float" office:value="32.5" table:style-name="ce1">
            <text:p>32.5</text:p>
          </table:table-cell>
          <table:table-cell office:value-type="float" office:value="4.8" table:style-name="ce1">
            <text:p>4.8</text:p>
          </table:table-cell>
          <table:table-cell office:value-type="float" office:value="658.4" table:style-name="ce1">
            <text:p>658.4</text:p>
          </table:table-cell>
          <table:table-cell table:number-columns-repeated="1636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23.3" table:style-name="ce1">
            <text:p>123.3</text:p>
          </table:table-cell>
          <table:table-cell office:value-type="float" office:value="11.1" table:style-name="ce1">
            <text:p>11.1</text:p>
          </table:table-cell>
          <table:table-cell office:value-type="float" office:value="112.2" table:style-name="ce1">
            <text:p>112.2</text:p>
          </table:table-cell>
          <table:table-cell office:value-type="float" office:value="351.5" table:style-name="ce1">
            <text:p>351.5</text:p>
          </table:table-cell>
          <table:table-cell office:value-type="float" office:value="0" table:style-name="ce1">
            <text:p>0</text:p>
          </table:table-cell>
          <table:table-cell office:value-type="float" office:value="52.7" table:style-name="ce1">
            <text:p>52.7</text:p>
          </table:table-cell>
          <table:table-cell office:value-type="float" office:value="1178.5999999999999" table:style-name="ce1">
            <text:p>1178.6</text:p>
          </table:table-cell>
          <table:table-cell office:value-type="float" office:value="-1" table:style-name="ce1">
            <text:p>-1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4.8" table:style-name="ce1">
            <text:p>4.8</text:p>
          </table:table-cell>
          <table:table-cell office:value-type="float" office:value="667.8" table:style-name="ce1">
            <text:p>667.8</text:p>
          </table:table-cell>
          <table:table-cell table:number-columns-repeated="1636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345.7" table:style-name="ce1">
            <text:p>345.7</text:p>
          </table:table-cell>
          <table:table-cell office:value-type="float" office:value="0" table:style-name="ce1">
            <text:p>0</text:p>
          </table:table-cell>
          <table:table-cell office:value-type="float" office:value="127.2" table:style-name="ce1">
            <text:p>127.2</text:p>
          </table:table-cell>
          <table:table-cell office:value-type="float" office:value="1231.4000000000001" table:style-name="ce1">
            <text:p>1231.4</text:p>
          </table:table-cell>
          <table:table-cell office:value-type="float" office:value="-1" table:style-name="ce1">
            <text:p>-1</text:p>
          </table:table-cell>
          <table:table-cell office:value-type="float" office:value="30.8" table:style-name="ce1">
            <text:p>30.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87.7" table:style-name="ce1">
            <text:p>687.7</text:p>
          </table:table-cell>
          <table:table-cell table:number-columns-repeated="1636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72.5" table:style-name="ce1">
            <text:p>72.5</text:p>
          </table:table-cell>
          <table:table-cell office:value-type="float" office:value="1.6" table:style-name="ce1">
            <text:p>1.6</text:p>
          </table:table-cell>
          <table:table-cell office:value-type="float" office:value="70.8" table:style-name="ce1">
            <text:p>70.8</text:p>
          </table:table-cell>
          <table:table-cell office:value-type="float" office:value="340.7" table:style-name="ce1">
            <text:p>340.7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1223.5" table:style-name="ce1">
            <text:p>1223.5</text:p>
          </table:table-cell>
          <table:table-cell office:value-type="float" office:value="-1" table:style-name="ce1">
            <text:p>-1</text:p>
          </table:table-cell>
          <table:table-cell office:value-type="float" office:value="39.6" table:style-name="ce1">
            <text:p>39.6</text:p>
          </table:table-cell>
          <table:table-cell office:value-type="float" office:value="3.9" table:style-name="ce1">
            <text:p>3.9</text:p>
          </table:table-cell>
          <table:table-cell office:value-type="float" office:value="676.7" table:style-name="ce1">
            <text:p>676.7</text:p>
          </table:table-cell>
          <table:table-cell table:number-columns-repeated="1636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46.19999999999999" table:style-name="ce1">
            <text:p>146.2</text:p>
          </table:table-cell>
          <table:table-cell office:value-type="float" office:value="25.7" table:style-name="ce1">
            <text:p>25.7</text:p>
          </table:table-cell>
          <table:table-cell office:value-type="float" office:value="120.4" table:style-name="ce1">
            <text:p>120.4</text:p>
          </table:table-cell>
          <table:table-cell office:value-type="float" office:value="338.8" table:style-name="ce1">
            <text:p>338.8</text:p>
          </table:table-cell>
          <table:table-cell office:value-type="float" office:value="0" table:style-name="ce1">
            <text:p>0</text:p>
          </table:table-cell>
          <table:table-cell office:value-type="float" office:value="28.4" table:style-name="ce1">
            <text:p>28.4</text:p>
          </table:table-cell>
          <table:table-cell office:value-type="float" office:value="1167.2" table:style-name="ce1">
            <text:p>1167.2</text:p>
          </table:table-cell>
          <table:table-cell office:value-type="float" office:value="-1" table:style-name="ce1">
            <text:p>-1</text:p>
          </table:table-cell>
          <table:table-cell office:value-type="float" office:value="37.5" table:style-name="ce1">
            <text:p>37.5</text:p>
          </table:table-cell>
          <table:table-cell office:value-type="float" office:value="3.9" table:style-name="ce1">
            <text:p>3.9</text:p>
          </table:table-cell>
          <table:table-cell office:value-type="float" office:value="656.8" table:style-name="ce1">
            <text:p>656.8</text:p>
          </table:table-cell>
          <table:table-cell table:number-columns-repeated="1636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46.1" table:style-name="ce1">
            <text:p>146.1</text:p>
          </table:table-cell>
          <table:table-cell office:value-type="float" office:value="25.7" table:style-name="ce1">
            <text:p>25.7</text:p>
          </table:table-cell>
          <table:table-cell office:value-type="float" office:value="120.4" table:style-name="ce1">
            <text:p>120.4</text:p>
          </table:table-cell>
          <table:table-cell office:value-type="float" office:value="338.8" table:style-name="ce1">
            <text:p>338.8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float" office:value="1167.3" table:style-name="ce1">
            <text:p>1167.3</text:p>
          </table:table-cell>
          <table:table-cell office:value-type="float" office:value="-1" table:style-name="ce1">
            <text:p>-1</text:p>
          </table:table-cell>
          <table:table-cell office:value-type="float" office:value="37.5" table:style-name="ce1">
            <text:p>37.5</text:p>
          </table:table-cell>
          <table:table-cell office:value-type="float" office:value="3.9" table:style-name="ce1">
            <text:p>3.9</text:p>
          </table:table-cell>
          <table:table-cell office:value-type="float" office:value="656.7" table:style-name="ce1">
            <text:p>656.7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0" table:style-name="ce1">
            <text:p>0</text:p>
          </table:table-cell>
          <table:table-cell office:value-type="float" office:value="120.9" table:style-name="ce1">
            <text:p>120.9</text:p>
          </table:table-cell>
          <table:table-cell office:value-type="float" office:value="0" table:style-name="ce1">
            <text:p>0</text:p>
          </table:table-cell>
          <table:table-cell office:value-type="float" office:value="160.30000000000001" table:style-name="ce1">
            <text:p>160.3</text:p>
          </table:table-cell>
          <table:table-cell office:value-type="float" office:value="39.4" table:style-name="ce1">
            <text:p>39.4</text:p>
          </table:table-cell>
          <table:table-cell office:value-type="float" office:value="-120.9" table:style-name="ce1">
            <text:p>-120.9</text:p>
          </table:table-cell>
          <table:table-cell table:number-columns-repeated="16375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0" table:style-name="ce1">
            <text:p>0</text:p>
          </table:table-cell>
          <table:table-cell office:value-type="float" office:value="226.4" table:style-name="ce1">
            <text:p>226.4</text:p>
          </table:table-cell>
          <table:table-cell office:value-type="float" office:value="0" table:style-name="ce1">
            <text:p>0</text:p>
          </table:table-cell>
          <table:table-cell office:value-type="float" office:value="2061.4" table:style-name="ce1">
            <text:p>2061.4</text:p>
          </table:table-cell>
          <table:table-cell office:value-type="float" office:value="0" table:style-name="ce1">
            <text:p>0</text:p>
          </table:table-cell>
          <table:table-cell office:value-type="float" office:value="2287.8000000000002" table:style-name="ce1">
            <text:p>2287.8</text:p>
          </table:table-cell>
          <table:table-cell office:value-type="float" office:value="226.4" table:style-name="ce1">
            <text:p>226.4</text:p>
          </table:table-cell>
          <table:table-cell office:value-type="float" office:value="-2061.4" table:style-name="ce1">
            <text:p>-2061.4</text:p>
          </table:table-cell>
          <table:table-cell table:number-columns-repeated="16375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0" table:style-name="ce1">
            <text:p>0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288.10000000000002" table:style-name="ce1">
            <text:p>288.1</text:p>
          </table:table-cell>
          <table:table-cell office:value-type="float" office:value="0" table:style-name="ce1">
            <text:p>0</text:p>
          </table:table-cell>
          <table:table-cell office:value-type="float" office:value="298.20000000000005" table:style-name="ce1">
            <text:p>298.2</text:p>
          </table:table-cell>
          <table:table-cell office:value-type="float" office:value="10.1" table:style-name="ce1">
            <text:p>10.1</text:p>
          </table:table-cell>
          <table:table-cell office:value-type="float" office:value="-288.10000000000002" table:style-name="ce1">
            <text:p>-288.1</text:p>
          </table:table-cell>
          <table:table-cell table:number-columns-repeated="16375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0" table:style-name="ce1">
            <text:p>0</text:p>
          </table:table-cell>
          <table:table-cell office:value-type="float" office:value="34.6" table:style-name="ce1">
            <text:p>34.6</text:p>
          </table:table-cell>
          <table:table-cell office:value-type="float" office:value="0" table:style-name="ce1">
            <text:p>0</text:p>
          </table:table-cell>
          <table:table-cell office:value-type="float" office:value="772.8" table:style-name="ce1">
            <text:p>772.8</text:p>
          </table:table-cell>
          <table:table-cell office:value-type="float" office:value="0" table:style-name="ce1">
            <text:p>0</text:p>
          </table:table-cell>
          <table:table-cell office:value-type="float" office:value="807.4" table:style-name="ce1">
            <text:p>807.4</text:p>
          </table:table-cell>
          <table:table-cell office:value-type="float" office:value="34.6" table:style-name="ce1">
            <text:p>34.6</text:p>
          </table:table-cell>
          <table:table-cell office:value-type="float" office:value="-772.8" table:style-name="ce1">
            <text:p>-772.8</text:p>
          </table:table-cell>
          <table:table-cell table:number-columns-repeated="16375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9999999999999993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51.966666666666669" table:formula="msoxl:=AVERAGE(C2:C7)" table:style-name="ce8">
            <text:p>52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540.56666666666672" table:formula="msoxl:=AVERAGE(E2:E7)" table:style-name="ce8">
            <text:p>540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121.57194782980542" table:formula="msoxl:=IF(C9=0,0,MAX(SUMPRODUCT(C2:C7,C2:C7)/SUM(C2:C7)-C9,0))" table:style-name="ce8">
            <text:p>121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983.82386179112461" table:formula="msoxl:=IF(E9=0,0,MAX(SUMPRODUCT(E2:E7,E2:E7)/SUM(E2:E7)-E9,0))" table:style-name="ce8">
            <text:p>983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52.861385503527913" table:formula="msoxl:=ABS(MAX(C2:C7)-C9-C10)" table:style-name="ce8">
            <text:p>52.9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537.00947154220887" table:formula="msoxl:=ABS(MAX(E2:E7)-E9-E10)" table:style-name="ce8">
            <text:p>537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0" table:style-name="ce1">
            <text:p>0</text:p>
          </table:table-cell>
          <table:table-cell office:value-type="float" office:value="155.6" table:style-name="ce1">
            <text:p>155.6</text:p>
          </table:table-cell>
          <table:table-cell office:value-type="float" office:value="0" table:style-name="ce1">
            <text:p>0</text:p>
          </table:table-cell>
          <table:table-cell office:value-type="float" office:value="192.8" table:style-name="ce1">
            <text:p>192.8</text:p>
          </table:table-cell>
          <table:table-cell table:number-columns-repeated="16379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0" table:style-name="ce1">
            <text:p>0</text:p>
          </table:table-cell>
          <table:table-cell office:value-type="float" office:value="1008.5" table:style-name="ce1">
            <text:p>1008.5</text:p>
          </table:table-cell>
          <table:table-cell office:value-type="float" office:value="0" table:style-name="ce1">
            <text:p>0</text:p>
          </table:table-cell>
          <table:table-cell office:value-type="float" office:value="1855" table:style-name="ce1">
            <text:p>1855</text:p>
          </table:table-cell>
          <table:table-cell table:number-columns-repeated="16379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0" table:style-name="ce1">
            <text:p>0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215.1" table:style-name="ce1">
            <text:p>215.1</text:p>
          </table:table-cell>
          <table:table-cell table:number-columns-repeated="16379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0" table:style-name="ce1">
            <text:p>0</text:p>
          </table:table-cell>
          <table:table-cell office:value-type="float" office:value="291.39999999999998" table:style-name="ce1">
            <text:p>291.4</text:p>
          </table:table-cell>
          <table:table-cell office:value-type="float" office:value="0" table:style-name="ce1">
            <text:p>0</text:p>
          </table:table-cell>
          <table:table-cell office:value-type="float" office:value="594.29999999999995" table:style-name="ce1">
            <text:p>594.3</text:p>
          </table:table-cell>
          <table:table-cell table:number-columns-repeated="16379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" table:style-name="ce1">
            <text:p>0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264.41666666666663" table:formula="msoxl:=AVERAGE(C2:C7)" table:style-name="ce8">
            <text:p>264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476.41666666666669" table:formula="msoxl:=AVERAGE(E2:E7)" table:style-name="ce8">
            <text:p>47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452.92953566551103" table:formula="msoxl:=IF(C9=0,0,MAX(SUMPRODUCT(C2:C7,C2:C7)/SUM(C2:C7)-C9,0))" table:style-name="ce8">
            <text:p>452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880.11935922103635" table:formula="msoxl:=IF(E9=0,0,MAX(SUMPRODUCT(E2:E7,E2:E7)/SUM(E2:E7)-E9,0))" table:style-name="ce8">
            <text:p>88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291.15379766782235" table:formula="msoxl:=ABS(MAX(C2:C7)-C9-C10)" table:style-name="ce8">
            <text:p>291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498.46397411229691" table:formula="msoxl:=ABS(MAX(E2:E7)-E9-E10)" table:style-name="ce8">
            <text:p>498.5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473.3" table:style-name="ce1">
            <text:p>47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760.3" table:style-name="ce1">
            <text:p>276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30.4000000000001" table:style-name="ce1">
            <text:p>123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74.1" table:style-name="ce1">
            <text:p>137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4.4" table:style-name="ce1">
            <text:p>9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03" table:style-name="ce1">
            <text:p>3603</text:p>
          </table:table-cell>
          <table:table-cell office:value-type="float" office:value="4" table:style-name="ce1">
            <text:p>4</text:p>
          </table:table-cell>
          <table:table-cell office:value-type="float" office:value="6781" table:style-name="ce1">
            <text:p>6781</text:p>
          </table:table-cell>
          <table:table-cell office:value-type="float" office:value="955" table:style-name="ce1">
            <text:p>955</text:p>
          </table:table-cell>
          <table:table-cell office:value-type="float" office:value="-1" table:style-name="ce1">
            <text:p>-1</text:p>
          </table:table-cell>
          <table:table-cell office:value-type="float" office:value="21114" table:style-name="ce1">
            <text:p>211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115" table:style-name="ce1">
            <text:p>-21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21" table:style-name="ce1">
            <text:p>5621</text:p>
          </table:table-cell>
          <table:table-cell office:value-type="float" office:value="-1" table:style-name="ce1">
            <text:p>-1</text:p>
          </table:table-cell>
          <table:table-cell office:value-type="float" office:value="1704" table:style-name="ce1">
            <text:p>170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82" table:style-name="ce1">
            <text:p>-2182</text:p>
          </table:table-cell>
          <table:table-cell office:value-type="float" office:value="0" table:style-name="ce1">
            <text:p>0</text:p>
          </table:table-cell>
          <table:table-cell office:value-type="float" office:value="-6827" table:style-name="ce1">
            <text:p>-6827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" table:style-name="ce1">
            <text:p>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6" table:style-name="ce1">
            <text:p>2656</text:p>
          </table:table-cell>
          <table:table-cell office:value-type="float" office:value="-2" table:style-name="ce1">
            <text:p>-2</text:p>
          </table:table-cell>
          <table:table-cell office:value-type="float" office:value="5804" table:style-name="ce1">
            <text:p>580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879" table:style-name="ce1">
            <text:p>1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35" table:style-name="ce1">
            <text:p>4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25M42.000S" table:style-name="ce9">
            <text:p>12:25:4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25M42.000S" table:style-name="ce10">
            <text:p>12: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26M12.000S" table:style-name="ce9">
            <text:p>12:26:1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26M12.000S" table:style-name="ce10">
            <text:p>12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26M42.000S" table:style-name="ce9">
            <text:p>12:26:4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26M42.000S" table:style-name="ce10">
            <text:p>12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27M12.000S" table:style-name="ce9">
            <text:p>12:27:1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27M12.000S" table:style-name="ce10">
            <text:p>12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27M42.000S" table:style-name="ce9">
            <text:p>12:27:4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27M42.000S" table:style-name="ce10">
            <text:p>12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28M12.000S" table:style-name="ce9">
            <text:p>12:28:12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28M12.000S" table:style-name="ce10">
            <text:p>12:28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7.5" table:style-name="ce1">
            <text:p>97.5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97.3" table:style-name="ce1">
            <text:p>97.3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41.2" table:style-name="ce1">
            <text:p>41.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7" table:style-name="ce1">
            <text:p>2.7</text:p>
          </table:table-cell>
          <table:table-cell office:value-type="float" office:value="51" table:style-name="ce1">
            <text:p>51</text:p>
          </table:table-cell>
          <table:table-cell office:value-type="float" office:value="46.300000000000004" table:style-name="ce1">
            <text:p>46.3</text:p>
          </table:table-cell>
          <table:table-cell table:number-columns-repeated="1637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2.9" table:style-name="ce1">
            <text:p>12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3" table:style-name="ce1">
            <text:p>3.3</text:p>
          </table:table-cell>
          <table:table-cell office:value-type="float" office:value="79.7" table:style-name="ce1">
            <text:p>79.7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1.8" table:style-name="ce1">
            <text:p>21.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71.8" table:style-name="ce1">
            <text:p>71.8</text:p>
          </table:table-cell>
          <table:table-cell office:value-type="float" office:value="25.9" table:style-name="ce1">
            <text:p>25.9</text:p>
          </table:table-cell>
          <table:table-cell table:number-columns-repeated="1637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3.266666666666667" table:style-name="ce1">
            <text:p>13.26666667</text:p>
          </table:table-cell>
          <table:table-cell office:value-type="float" office:value="2.35" table:style-name="ce1">
            <text:p>2.35</text:p>
          </table:table-cell>
          <table:table-cell office:value-type="float" office:value="1.5166666666666666" table:style-name="ce1">
            <text:p>1.516666667</text:p>
          </table:table-cell>
          <table:table-cell office:value-type="float" office:value="82.866666666666674" table:style-name="ce1">
            <text:p>82.86666667</text:p>
          </table:table-cell>
          <table:table-cell office:value-type="float" office:value="15.616666666666669" table:style-name="ce1">
            <text:p>15.6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2.4" table:style-name="ce1">
            <text:p>2.4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7" table:style-name="ce1">
            <text:p>97</text:p>
          </table:table-cell>
          <table:table-cell office:value-type="float" office:value="2.699999999999999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94.6" table:style-name="ce1">
            <text:p>94.6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52.5" table:style-name="ce1">
            <text:p>52.5</text:p>
          </table:table-cell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57.9" table:style-name="ce1">
            <text:p>57.9</text:p>
          </table:table-cell>
          <table:table-cell table:number-columns-repeated="1637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2.3" table:style-name="ce1">
            <text:p>12.3</text:p>
          </table:table-cell>
          <table:table-cell office:value-type="float" office:value="3.2" table:style-name="ce1">
            <text:p>3.2</text:p>
          </table:table-cell>
          <table:table-cell office:value-type="float" office:value="2.8" table:style-name="ce1">
            <text:p>2.8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15.5" table:style-name="ce1">
            <text:p>15.5</text:p>
          </table:table-cell>
          <table:table-cell table:number-columns-repeated="1637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7.2" table:style-name="ce1">
            <text:p>27.2</text:p>
          </table:table-cell>
          <table:table-cell office:value-type="float" office:value="4" table:style-name="ce1">
            <text:p>4</text:p>
          </table:table-cell>
          <table:table-cell office:value-type="float" office:value="2.1" table:style-name="ce1">
            <text:p>2.1</text:p>
          </table:table-cell>
          <table:table-cell office:value-type="float" office:value="66.7" table:style-name="ce1">
            <text:p>66.7</text:p>
          </table:table-cell>
          <table:table-cell office:value-type="float" office:value="31.2" table:style-name="ce1">
            <text:p>31.2</text:p>
          </table:table-cell>
          <table:table-cell table:number-columns-repeated="1637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6.283333333333335" table:style-name="ce1">
            <text:p>16.28333333</text:p>
          </table:table-cell>
          <table:table-cell office:value-type="float" office:value="2.3666666666666667" table:style-name="ce1">
            <text:p>2.366666667</text:p>
          </table:table-cell>
          <table:table-cell office:value-type="float" office:value="1.5666666666666667" table:style-name="ce1">
            <text:p>1.566666667</text:p>
          </table:table-cell>
          <table:table-cell office:value-type="float" office:value="79.75" table:style-name="ce1">
            <text:p>79.75</text:p>
          </table:table-cell>
          <table:table-cell office:value-type="float" office:value="18.649999999999999" table:style-name="ce1">
            <text:p>18.6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2.4" table:style-name="ce1">
            <text:p>2.4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7" table:style-name="ce1">
            <text:p>97</text:p>
          </table:table-cell>
          <table:table-cell office:value-type="float" office:value="2.699999999999999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2.9" table:style-name="ce1">
            <text:p>2.9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95.8" table:style-name="ce1">
            <text:p>95.8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44.7" table:style-name="ce1">
            <text:p>44.7</text:p>
          </table:table-cell>
          <table:table-cell office:value-type="float" office:value="6.1" table:style-name="ce1">
            <text:p>6.1</text:p>
          </table:table-cell>
          <table:table-cell office:value-type="float" office:value="3.2" table:style-name="ce1">
            <text:p>3.2</text:p>
          </table:table-cell>
          <table:table-cell office:value-type="float" office:value="45.9" table:style-name="ce1">
            <text:p>45.9</text:p>
          </table:table-cell>
          <table:table-cell office:value-type="float" office:value="50.800000000000004" table:style-name="ce1">
            <text:p>50.8</text:p>
          </table:table-cell>
          <table:table-cell table:number-columns-repeated="1637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2.6" table:style-name="ce1">
            <text:p>12.6</text:p>
          </table:table-cell>
          <table:table-cell office:value-type="float" office:value="3.6" table:style-name="ce1">
            <text:p>3.6</text:p>
          </table:table-cell>
          <table:table-cell office:value-type="float" office:value="3.7" table:style-name="ce1">
            <text:p>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16.2" table:style-name="ce1">
            <text:p>16.2</text:p>
          </table:table-cell>
          <table:table-cell table:number-columns-repeated="1637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5" table:style-name="ce1">
            <text:p>25</text:p>
          </table:table-cell>
          <table:table-cell office:value-type="float" office:value="3.6" table:style-name="ce1">
            <text:p>3.6</text:p>
          </table:table-cell>
          <table:table-cell office:value-type="float" office:value="2.6" table:style-name="ce1">
            <text:p>2.6</text:p>
          </table:table-cell>
          <table:table-cell office:value-type="float" office:value="68.8" table:style-name="ce1">
            <text:p>68.8</text:p>
          </table:table-cell>
          <table:table-cell office:value-type="float" office:value="28.6" table:style-name="ce1">
            <text:p>28.6</text:p>
          </table:table-cell>
          <table:table-cell table:number-columns-repeated="1637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4.633333333333333" table:style-name="ce1">
            <text:p>14.63333333</text:p>
          </table:table-cell>
          <table:table-cell office:value-type="float" office:value="2.3833333333333333" table:style-name="ce1">
            <text:p>2.383333333</text:p>
          </table:table-cell>
          <table:table-cell office:value-type="float" office:value="1.75" table:style-name="ce1">
            <text:p>1.75</text:p>
          </table:table-cell>
          <table:table-cell office:value-type="float" office:value="81.216666666666669" table:style-name="ce1">
            <text:p>81.21666667</text:p>
          </table:table-cell>
          <table:table-cell office:value-type="float" office:value="17.016666666666669" table:style-name="ce1">
            <text:p>17.0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25M42.000S" table:style-name="ce9">
            <text:p>12:25:4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96.5" table:style-name="ce1">
            <text:p>96.5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2116H26M12.000S" table:style-name="ce9">
            <text:p>12:26:12</text:p>
          </table:table-cell>
          <table:table-cell office:value-type="float" office:value="2.4" table:style-name="ce1">
            <text:p>2.4</text:p>
          </table:table-cell>
          <table:table-cell office:value-type="float" office:value="0.9" table:style-name="ce1">
            <text:p>0.9</text:p>
          </table:table-cell>
          <table:table-cell office:value-type="float" office:value="6.6" table:style-name="ce1">
            <text:p>6.6</text:p>
          </table:table-cell>
          <table:table-cell office:value-type="float" office:value="90" table:style-name="ce1">
            <text:p>90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2116H26M42.000S" table:style-name="ce9">
            <text:p>12:26:42</text:p>
          </table:table-cell>
          <table:table-cell office:value-type="float" office:value="42.9" table:style-name="ce1">
            <text:p>42.9</text:p>
          </table:table-cell>
          <table:table-cell office:value-type="float" office:value="7.3" table:style-name="ce1">
            <text:p>7.3</text:p>
          </table:table-cell>
          <table:table-cell office:value-type="float" office:value="27.5" table:style-name="ce1">
            <text:p>27.5</text:p>
          </table:table-cell>
          <table:table-cell office:value-type="float" office:value="22.2" table:style-name="ce1">
            <text:p>22.2</text:p>
          </table:table-cell>
          <table:table-cell office:value-type="float" office:value="50.199999999999996" table:style-name="ce1">
            <text:p>50.2</text:p>
          </table:table-cell>
          <table:table-cell table:number-columns-repeated="16378"/>
        </table:table-row>
        <table:table-row table:style-name="ro1">
          <table:table-cell office:value-type="time" office:time-value="PT982116H27M12.000S" table:style-name="ce9">
            <text:p>12:27:12</text:p>
          </table:table-cell>
          <table:table-cell office:value-type="float" office:value="12.1" table:style-name="ce1">
            <text:p>12.1</text:p>
          </table:table-cell>
          <table:table-cell office:value-type="float" office:value="7" table:style-name="ce1">
            <text:p>7</text:p>
          </table:table-cell>
          <table:table-cell office:value-type="float" office:value="56.7" table:style-name="ce1">
            <text:p>56.7</text:p>
          </table:table-cell>
          <table:table-cell office:value-type="float" office:value="24.2" table:style-name="ce1">
            <text:p>24.2</text:p>
          </table:table-cell>
          <table:table-cell office:value-type="float" office:value="19.100000000000001" table:style-name="ce1">
            <text:p>19.1</text:p>
          </table:table-cell>
          <table:table-cell table:number-columns-repeated="16378"/>
        </table:table-row>
        <table:table-row table:style-name="ro1">
          <table:table-cell office:value-type="time" office:time-value="PT982116H27M42.000S" table:style-name="ce9">
            <text:p>12:27:42</text:p>
          </table:table-cell>
          <table:table-cell office:value-type="float" office:value="23" table:style-name="ce1">
            <text:p>23</text:p>
          </table:table-cell>
          <table:table-cell office:value-type="float" office:value="5.8" table:style-name="ce1">
            <text:p>5.8</text:p>
          </table:table-cell>
          <table:table-cell office:value-type="float" office:value="31.5" table:style-name="ce1">
            <text:p>31.5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28.8" table:style-name="ce1">
            <text:p>28.8</text:p>
          </table:table-cell>
          <table:table-cell table:number-columns-repeated="16378"/>
        </table:table-row>
        <table:table-row table:style-name="ro1">
          <table:table-cell office:value-type="time" office:time-value="PT982116H28M12.000S" table:style-name="ce9">
            <text:p>12:28:12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8.8" table:style-name="ce1">
            <text:p>98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3.833333333333334" table:style-name="ce1">
            <text:p>13.83333333</text:p>
          </table:table-cell>
          <table:table-cell office:value-type="float" office:value="3.6833333333333331" table:style-name="ce1">
            <text:p>3.683333333</text:p>
          </table:table-cell>
          <table:table-cell office:value-type="float" office:value="20.55" table:style-name="ce1">
            <text:p>20.55</text:p>
          </table:table-cell>
          <table:table-cell office:value-type="float" office:value="61.916666666666664" table:style-name="ce1">
            <text:p>61.91666667</text:p>
          </table:table-cell>
          <table:table-cell office:value-type="float" office:value="17.516666666666662" table:style-name="ce1">
            <text:p>17.5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13T09:54:29Z</meta:creation-date>
    <dc:date>2012-01-13T09:54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